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63cm"/>
    </style:style>
    <style:style style:name="co3" style:family="table-column">
      <style:table-column-properties fo:break-before="auto" style:column-width="1.429cm"/>
    </style:style>
    <style:style style:name="co5" style:family="table-column">
      <style:table-column-properties fo:break-before="auto" style:column-width="1.75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3">
          <table:table-cell table:style-name="ce1" office:value-type="string">
            <text:p>Paralleles propagieren</text:p>
          </table:table-cell>
          <table:table-cell table:number-columns-repeated="4"/>
          <table:table-cell>
            <draw:frame table:end-cell-address="Tabelle1.J24" table:end-x="2.001cm" table:end-y="0.186cm" draw:z-index="0" draw:style-name="gr1" svg:width="9.881cm" svg:height="10.65cm" svg:x="1.153cm" svg:y="0.515cm">
              <draw:object draw:notify-on-update-of-ranges="Tabelle1.A4:Tabelle1.A13 Tabelle1.A4:Tabelle1.A14 Tabelle1.B3:Tabelle1.B3 Tabelle1.B4:Tabelle1.B14 Tabelle1.A4:Tabelle1.A14 Tabelle1.C3:Tabelle1.C3 Tabelle1.C4:Tabelle1.C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table:style-name="ce1"/>
          <table:table-cell table:number-columns-repeated="5"/>
        </table:table-row>
        <table:table-row table:style-name="ro2">
          <table:table-cell table:style-name="ce2" office:value-type="string">
            <text:p>Propagtierte Literale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FPGA</text:p>
          </table:table-cell>
          <table:table-cell table:number-columns-repeated="3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570">
            <text:p>570</text:p>
          </table:table-cell>
          <table:table-cell table:style-name="ce3" office:value-type="float" office:value="2498">
            <text:p>2498</text:p>
          </table:table-cell>
          <table:table-cell table:number-columns-repeated="3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2488">
            <text:p>2488</text:p>
          </table:table-cell>
          <table:table-cell table:number-columns-repeated="3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float" office:value="1651">
            <text:p>1651</text:p>
          </table:table-cell>
          <table:table-cell table:style-name="ce3" office:value-type="float" office:value="2222">
            <text:p>2222</text:p>
          </table:table-cell>
          <table:table-cell table:number-columns-repeated="3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3" office:value-type="float" office:value="1968">
            <text:p>1968</text:p>
          </table:table-cell>
          <table:table-cell table:style-name="ce3" office:value-type="float" office:value="2553">
            <text:p>2553</text:p>
          </table:table-cell>
          <table:table-cell table:number-columns-repeated="3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 office:value-type="float" office:value="2443">
            <text:p>2443</text:p>
          </table:table-cell>
          <table:table-cell table:style-name="ce3" office:value-type="float" office:value="2343">
            <text:p>2343</text:p>
          </table:table-cell>
          <table:table-cell table:number-columns-repeated="3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2944">
            <text:p>2944</text:p>
          </table:table-cell>
          <table:table-cell table:style-name="ce3" office:value-type="float" office:value="2178">
            <text:p>2178</text:p>
          </table:table-cell>
          <table:table-cell table:number-columns-repeated="3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float" office:value="3681">
            <text:p>3681</text:p>
          </table:table-cell>
          <table:table-cell table:style-name="ce3" office:value-type="float" office:value="2170">
            <text:p>2170</text:p>
          </table:table-cell>
          <table:table-cell table:number-columns-repeated="3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3" office:value-type="float" office:value="9007">
            <text:p>9007</text:p>
          </table:table-cell>
          <table:table-cell table:style-name="ce3" office:value-type="float" office:value="2401">
            <text:p>2401</text:p>
          </table:table-cell>
          <table:table-cell table:number-columns-repeated="3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3" office:value-type="float" office:value="11015">
            <text:p>11015</text:p>
          </table:table-cell>
          <table:table-cell table:style-name="ce3" office:value-type="float" office:value="2316">
            <text:p>2316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3 Pakete werden in fpga</text:p>
          </table:table-cell>
          <table:table-cell table:number-columns-repeated="5"/>
        </table:table-row>
        <table:table-row table:style-name="ro2">
          <table:table-cell office:value-type="string">
            <text:p>implementation gebraucht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1" office:value-type="string">
            <text:p>Serielle propagiere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Kettenlänge</text:p>
          </table:table-cell>
          <table:table-cell office:value-type="string">
            <text:p>PC</text:p>
          </table:table-cell>
          <table:table-cell office:value-type="string">
            <text:p>FPGA</text:p>
          </table:table-cell>
          <table:table-cell office:value-type="string">
            <text:p>pakete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430">
            <text:p>2430</text:p>
          </table:table-cell>
          <table:table-cell office:value-type="float" office:value="4208">
            <text:p>4208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100">
            <text:p>2100</text:p>
          </table:table-cell>
          <table:table-cell office:value-type="float" office:value="3900">
            <text:p>390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11">
            <text:p>2011</text:p>
          </table:table-cell>
          <table:table-cell office:value-type="float" office:value="2606">
            <text:p>260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53">
            <text:p>1653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13">
            <text:p>1513</text:p>
          </table:table-cell>
          <table:table-cell office:value-type="float" office:value="2337">
            <text:p>233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91">
            <text:p>1491</text:p>
          </table:table-cell>
          <table:table-cell office:value-type="float" office:value="2300">
            <text:p>2300</text:p>
          </table:table-cell>
          <table:table-cell office:value-type="float" office:value="3">
            <text:p>3</text:p>
          </table:table-cell>
          <table:table-cell>
            <draw:frame table:end-cell-address="Tabelle1.K46" table:end-x="1.422cm" table:end-y="0.423cm" draw:z-index="1" draw:style-name="gr1" svg:width="12.905cm" svg:height="8.943cm" svg:x="2.066cm" svg:y="0.027cm">
              <draw:object draw:notify-on-update-of-ranges="Tabelle1.A22:Tabelle1.A30 Tabelle1.B21:Tabelle1.B21 Tabelle1.B22:Tabelle1.B30 Tabelle1.A22:Tabelle1.A30 Tabelle1.C21:Tabelle1.C21 Tabelle1.C22:Tabelle1.C3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2256">
            <text:p>225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70">
            <text:p>570</text:p>
          </table:table-cell>
          <table:table-cell office:value-type="float" office:value="2200">
            <text:p>220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4" office:value-type="float" office:value="0">
            <text:p>0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1">11.08.2011</text:date>, <text:time>17:40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k Zenker</meta:initial-creator>
    <meta:creation-date>2011-08-09T16:31:21</meta:creation-date>
    <dc:date>2011-08-11T17:40:45</dc:date>
    <dc:creator>Erik Zenker</dc:creator>
    <meta:editing-duration>PT07H46M24S</meta:editing-duration>
    <meta:editing-cycles>4</meta:editing-cycles>
    <meta:generator>OpenOffice.org/3.2$Unix OpenOffice.org_project/320m12$Build-9483</meta:generator>
    <meta:printed-by>Erik Zenker</meta:printed-by>
    <meta:print-date>2011-08-10T17:15:50</meta:print-date>
    <meta:document-statistic meta:table-count="3" meta:cell-count="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ignore" chart:spline-order="6" chart:right-angled-axes="true"/>
    </style:style>
    <style:style style:name="ch4" style:family="chart" style:data-style-name="N0">
      <style:chart-properties chart:display-label="true" chart:logarithmic="false" chart:maximum="32" chart:interval-major="4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ajor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4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4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82cm" svg:height="10.651cm" xlink:href=".." chart:class="chart:scatter" chart:column-mapping="0 1" chart:style-name="ch1">
        <chart:legend chart:legend-position="end" svg:x="8.349cm" svg:y="5.037cm" chart:style-name="ch2"/>
        <chart:plot-area chart:style-name="ch3" table:cell-range-address="Tabelle1.A3:Tabelle1.C14" chart:data-source-has-labels="both" svg:x="0.53cm" svg:y="0.533cm" svg:width="7.837cm" svg:height="10.051cm">
          <chart:axis chart:dimension="x" chart:name="primary-x" chart:style-name="ch4">
            <chart:title svg:x="3.437cm" svg:y="10.226cm" chart:style-name="ch5">
              <text:p>Anzahl von Klauseln</text:p>
            </chart:title>
            <chart:categories table:cell-range-address="Tabelle1.A4:Tabelle1.A13"/>
            <chart:grid chart:style-name="ch6" chart:class="major"/>
          </chart:axis>
          <chart:axis chart:dimension="y" chart:name="primary-y" chart:style-name="ch7">
            <chart:title svg:x="0.528cm" svg:y="6.468cm" chart:style-name="ch8">
              <text:p>Zeit in μs
</text:p>
            </chart:title>
            <chart:grid chart:style-name="ch6" chart:class="major"/>
          </chart:axis>
          <chart:series chart:style-name="ch9" chart:values-cell-range-address="Tabelle1.B4:Tabelle1.B14" chart:label-cell-address="Tabelle1.B3:Tabelle1.B3" chart:class="chart:scatter">
            <chart:domain table:cell-range-address="Tabelle1.A4:Tabelle1.A14"/>
            <chart:data-point chart:repeated="11"/>
          </chart:series>
          <chart:series chart:style-name="ch10" chart:values-cell-range-address="Tabelle1.C4:Tabelle1.C14" chart:label-cell-address="Tabelle1.C3:Tabelle1.C3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 text:id="Tabelle1.B3:Tabelle1.B3">PC</text:p>
              </table:table-cell>
              <table:table-cell office:value-type="string">
                <text:p text:id="Tabelle1.C3:Tabelle1.C3">FPGA</text:p>
              </table:table-cell>
            </table:table-row>
          </table:table-header-rows>
          <table:table-rows>
            <table:table-row>
              <table:table-cell office:value-type="string">
                <text:p text:id="Tabelle1.A4:Tabelle1.A13">0</text:p>
              </table:table-cell>
              <table:table-cell office:value-type="float" office:value="0">
                <text:p text:id="Tabelle1.A4:Tabelle1.A14">0</text:p>
              </table:table-cell>
              <table:table-cell office:value-type="float" office:value="0">
                <text:p text:id="Tabelle1.B4:Tabelle1.B14">0</text:p>
              </table:table-cell>
              <table:table-cell office:value-type="float" office:value="0">
                <text:p text:id="Tabelle1.C4:Tabelle1.C14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70">
                <text:p>570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51">
                <text:p>1651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968">
                <text:p>1968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443">
                <text:p>2443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944">
                <text:p>2944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681">
                <text:p>3681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007">
                <text:p>9007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015">
                <text:p>11015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graphic-properties draw:stroke="none" svg:stroke-color="#b3b3b3" draw:fill="none" draw:fill-color="#e6e6e6"/>
      <style:text-properties fo:font-size="6.44172716140747pt" style:font-size-asian="6.44172716140747pt" style:font-size-complex="6.44172716140747pt"/>
    </style:style>
    <style:style style:name="ch3" style:family="chart">
      <style:chart-properties chart:include-hidden-cells="false" chart:treat-empty-cells="ignore" chart:spline-order="3" chart:right-angled-axes="true"/>
    </style:style>
    <style:style style:name="ch4" style:family="chart" style:data-style-name="N0">
      <style:chart-properties chart:scale-text="true" chart:display-label="true" chart:logarithmic="false" chart:maximum="100" chart:interval-major="10" chart:reverse-direction="false" text:line-break="false" chart:axis-position="0"/>
      <style:graphic-properties svg:stroke-color="#b3b3b3"/>
      <style:text-properties fo:font-size="6.44172716140747pt" style:font-size-asian="6.44172716140747pt" style:font-size-complex="6.44172716140747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display-label="true" chart:logarithmic="false" chart:interval-major="1000" chart:reverse-direction="false" text:line-break="false" chart:axis-position="0"/>
      <style:graphic-properties svg:stroke-color="#b3b3b3"/>
      <style:text-properties fo:font-size="6.44172716140747pt" style:font-size-asian="6.44172716140747pt" style:font-size-complex="6.44172716140747pt"/>
    </style:style>
    <style:style style:name="ch8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scale-text="true"/>
      <style:graphic-properties svg:stroke-width="0.04cm" svg:stroke-color="#004586" draw:fill-color="#004586"/>
      <style:text-properties fo:font-size="4.83129501342773pt" style:font-size-asian="4.83129501342773pt" style:font-size-complex="4.83129501342773pt"/>
    </style:style>
    <style:style style:name="ch10" style:family="chart" style:data-style-name="N0">
      <style:chart-properties chart:symbol-type="none" chart:scale-text="true"/>
      <style:graphic-properties svg:stroke-width="0.04cm" svg:stroke-color="#ff420e" draw:fill-color="#ff420e"/>
      <style:text-properties fo:font-size="4.83129501342773pt" style:font-size-asian="4.83129501342773pt" style:font-size-complex="4.83129501342773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06cm" svg:height="8.944cm" xlink:href=".." chart:class="chart:scatter" chart:style-name="ch1">
        <chart:legend chart:legend-position="end" svg:x="11.557cm" svg:y="3.724cm" chart:style-name="ch2"/>
        <chart:plot-area chart:style-name="ch3" table:cell-range-address="Tabelle1.A21:Tabelle1.C30" chart:data-source-has-labels="row" svg:x="0.856cm" svg:y="0.269cm" svg:width="10.584cm" svg:height="8.269cm">
          <chart:axis chart:dimension="x" chart:name="primary-x" chart:style-name="ch4">
            <chart:title svg:x="4.951cm" svg:y="8.145cm" chart:style-name="ch5">
              <text:p>Anzahl von Klauseln</text:p>
            </chart:title>
            <chart:grid chart:style-name="ch6" chart:class="major"/>
          </chart:axis>
          <chart:axis chart:dimension="y" chart:name="primary-y" chart:style-name="ch7">
            <chart:title svg:x="0.799cm" svg:y="4.766cm" chart:style-name="ch8">
              <text:p>Zeit in μs</text:p>
            </chart:title>
            <chart:grid chart:style-name="ch6" chart:class="major"/>
          </chart:axis>
          <chart:series chart:style-name="ch9" chart:values-cell-range-address="Tabelle1.B22:Tabelle1.B30" chart:label-cell-address="Tabelle1.B21:Tabelle1.B21" chart:class="chart:scatter">
            <chart:domain table:cell-range-address="Tabelle1.A22:Tabelle1.A30"/>
            <chart:data-point chart:repeated="9"/>
          </chart:series>
          <chart:series chart:style-name="ch10" chart:values-cell-range-address="Tabelle1.C22:Tabelle1.C30" chart:label-cell-address="Tabelle1.C21:Tabelle1.C21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 text:id="Tabelle1.B21:Tabelle1.B21">PC</text:p>
              </table:table-cell>
              <table:table-cell office:value-type="string">
                <text:p text:id="Tabelle1.C21:Tabelle1.C21">FPG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Tabelle1.A22:Tabelle1.A30">100</text:p>
              </table:table-cell>
              <table:table-cell office:value-type="float" office:value="2430">
                <text:p text:id="Tabelle1.B22:Tabelle1.B30">2430</text:p>
              </table:table-cell>
              <table:table-cell office:value-type="float" office:value="4208">
                <text:p text:id="Tabelle1.C22:Tabelle1.C30">42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2100">
                <text:p>210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2011">
                <text:p>2011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653">
                <text:p>165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13">
                <text:p>1513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491">
                <text:p>1491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70">
                <text:p>57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